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6b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a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c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22423497" text:style-name="L1">
        <text:list-item>
          <text:p text:style-name="P1"><text:bookmark-start text:name="熱寂、冷寂"/>熱寂、冷寂<text:bookmark-end text:name="熱寂、冷寂"/></text:p>
          <text:list>
            <text:list-item>
              <text:p text:style-name="P2">熱寂、冷寂 不存在。</text:p>
              <text:list>
                <text:list-item>
                  <text:p text:style-name="P3">熱寂、冷寂 是 沒有 存在、變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21:10:10.283000000</dc:date>
    <meta:editing-duration>P18DT5H50M9S</meta:editing-duration>
    <meta:editing-cycles>16198</meta:editing-cycles>
    <meta:document-statistic meta:table-count="0" meta:image-count="0" meta:object-count="0" meta:page-count="1" meta:paragraph-count="3" meta:word-count="31" meta:character-count="38" meta:non-whitespace-character-count="34"/>
  </office:meta>
</office:document-meta>
</file>